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1945" officeooo:paragraph-rsid="0002194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1945" officeooo:paragraph-rsid="0002194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21945" officeooo:paragraph-rsid="00031ee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31ee4" officeooo:paragraph-rsid="00031ee4" style:font-weight-asian="bold" style:font-weight-complex="bold"/>
    </style:style>
    <style:style style:name="P5" style:family="paragraph" style:parent-style-name="Standard">
      <style:text-properties officeooo:rsid="00031ee4" officeooo:paragraph-rsid="00031ee4"/>
    </style:style>
    <style:style style:name="T1" style:family="text">
      <style:text-properties officeooo:rsid="00031e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taurant <text:span text:style-name="T1">(par les restaurateurs et les clients)</text:span></text:p>
      <text:p text:style-name="P1"/>
      <text:p text:style-name="P1">-création d’un restaurant (+menu)</text:p>
      <text:p text:style-name="P1">-modification des infos d’un restaurant</text:p>
      <text:p text:style-name="P1">-<text:span text:style-name="T1">supprimer un restaurant</text:span></text:p>
      <text:p text:style-name="P1">-Afficher la liste</text:p>
      <text:p text:style-name="P1">-filtrer la recherche</text:p>
      <text:p text:style-name="P1">-bouton passer commande</text:p>
      <text:p text:style-name="P1">-bouton ajouter un commentaire</text:p>
      <text:p text:style-name="P1"/>
      <text:p text:style-name="P1"/>
      <text:p text:style-name="P2">Réservation <text:span text:style-name="T1">(par les clients)</text:span></text:p>
      <text:p text:style-name="P1"/>
      <text:p text:style-name="P1">-création d’une réservation</text:p>
      <text:p text:style-name="P1">-<text:span text:style-name="T1">annulation de la réservation</text:span></text:p>
      <text:p text:style-name="P1">-afficher l’historique de réservation pour un client</text:p>
      <text:p text:style-name="P1"/>
      <text:p text:style-name="P2"/>
      <text:p text:style-name="P3">Commentaire <text:span text:style-name="T1">(par les clients)</text:span></text:p>
      <text:p text:style-name="P1"/>
      <text:p text:style-name="P1">-création commentaire</text:p>
      <text:p text:style-name="P1">-<text:span text:style-name="T1">modification d’un commentaire</text:span></text:p>
      <text:p text:style-name="P1">-<text:span text:style-name="T1">supprimer un commentaire</text:span></text:p>
      <text:p text:style-name="P1">-afficher tous les commentaires d’un restaurant</text:p>
      <text:p text:style-name="P1">-afficher tous les commentaires d’un client</text:p>
      <text:p text:style-name="P1"/>
      <text:p text:style-name="P1"/>
      <text:p text:style-name="P4">Client</text:p>
      <text:p text:style-name="P5"/>
      <text:p text:style-name="P5">-création d’un client</text:p>
      <text:p text:style-name="P5">-supprimer son compte client</text:p>
      <text:p text:style-name="P5">-afficher la liste des clients qui sont allé dans un restaurant</text:p>
      <text:p text:style-name="P5"/>
      <text:p text:style-name="P5"/>
      <text:p text:style-name="P4">Restaurateur</text:p>
      <text:p text:style-name="P5"/>
      <text:p text:style-name="P5">-création d’un restaurateur</text:p>
      <text:p text:style-name="P5">-supprimer son compte restaurateu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0:38:00.862000000</meta:creation-date>
    <dc:date>2023-04-11T10:57:52.086000000</dc:date>
    <meta:editing-duration>PT9M10S</meta:editing-duration>
    <meta:editing-cycles>1</meta:editing-cycles>
    <meta:document-statistic meta:table-count="0" meta:image-count="0" meta:object-count="0" meta:page-count="1" meta:paragraph-count="25" meta:word-count="101" meta:character-count="760" meta:non-whitespace-character-count="684"/>
    <meta:generator>LibreOffice/7.0.5.2$Windows_X86_64 LibreOffice_project/64390860c6cd0aca4beafafcfd84613dd9dfb63a</meta:generator>
  </office:meta>
</office:document-meta>
</file>